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3fe" officeooo:paragraph-rsid="0010e874" fo:background-color="#ffffa6"/>
    </style:style>
    <style:style style:name="P2" style:family="paragraph" style:parent-style-name="Standard">
      <style:text-properties fo:color="#000000" style:text-underline-style="solid" style:text-underline-width="auto" style:text-underline-color="font-color" fo:font-weight="bold" officeooo:rsid="001063fe" officeooo:paragraph-rsid="0010e874" fo:background-color="#ff8000" style:font-weight-asian="bold" style:font-weight-complex="bold"/>
    </style:style>
    <style:style style:name="P3" style:family="paragraph" style:parent-style-name="Standard">
      <style:text-properties officeooo:rsid="001063fe" officeooo:paragraph-rsid="0010e874"/>
    </style:style>
    <style:style style:name="P4" style:family="paragraph" style:parent-style-name="Standard">
      <style:text-properties officeooo:rsid="001063fe" officeooo:paragraph-rsid="0010e874" fo:background-color="#ffff00"/>
    </style:style>
    <style:style style:name="T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3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5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p 10 State Management For Flutter: Search Pub.dev</text:p>
      <text:p text:style-name="P3"/>
      <text:p text:style-name="P4">Get_it</text:p>
      <text:p text:style-name="P4">Rxdart</text:p>
      <text:p text:style-name="P4">Modx</text:p>
      <text:p text:style-name="P4">Redux</text:p>
      <text:p text:style-name="P3"/>
      <text:p text:style-name="P1">Bloc / Flutter Bloc</text:p>
      <text:p text:style-name="P1">States_rebuilder</text:p>
      <text:p text:style-name="P1">Provider</text:p>
      <text:p text:style-name="P1">Get /GetX</text:p>
      <text:p text:style-name="P1">Riverpod</text:p>
      <text:p text:style-name="P1">SetSta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4:55:00.459772444</meta:creation-date>
    <meta:generator>LibreOffice/6.4.6.2$Linux_X86_64 LibreOffice_project/40$Build-2</meta:generator>
    <dc:date>2021-03-24T08:45:45.010483238</dc:date>
    <meta:editing-duration>PT2M</meta:editing-duration>
    <meta:editing-cycles>2</meta:editing-cycles>
    <meta:document-statistic meta:table-count="0" meta:image-count="0" meta:object-count="0" meta:page-count="1" meta:paragraph-count="11" meta:word-count="22" meta:character-count="140" meta:non-whitespace-character-count="129"/>
  </office:meta>
</office:document-meta>
</file>